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Marianne" fo:background-color="#ffff00"/>
    </style:style>
    <style:style style:name="P10" style:family="paragraph" style:parent-style-name="Standard" style:list-style-name="L2"/>
    <style:style style:name="P11" style:family="paragraph" style:parent-style-name="Standard">
      <style:text-properties style:font-name="Marianne" fo:font-weight="bold" style:font-weight-asian="bold" style:font-weight-complex="bold"/>
    </style:style>
    <style:style style:name="P12" style:family="paragraph" style:parent-style-name="Standard" style:list-style-name="L3">
      <style:text-properties style:font-name="Marianne"/>
    </style:style>
    <style:style style:name="P13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14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15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16" style:family="paragraph" style:parent-style-name="Text_20_body">
      <style:text-properties style:font-name="Marianne" style:font-name-complex="Times New Roman"/>
    </style:style>
    <style:style style:name="P17" style:family="paragraph" style:parent-style-name="Comment">
      <style:paragraph-properties fo:margin-left="0in" style:line-height-at-least="0.0693in" fo:text-indent="0in" style:auto-text-indent="false"/>
    </style:style>
    <style:style style:name="P18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officeooo:rsid="000b2cc3"/>
    </style:style>
    <style:style style:name="T7" style:family="text">
      <style:text-properties style:font-name="Marianne" officeooo:rsid="00081969" fo:background-color="#ffff00" loext:char-shading-value="0"/>
    </style:style>
    <style:style style:name="T8" style:family="text">
      <style:text-properties style:font-name="Marianne" style:font-name-complex="Times New Roman"/>
    </style:style>
    <style:style style:name="T9" style:family="text">
      <style:text-properties style:font-name="Marianne" fo:background-color="#ffff00" loext:char-shading-value="0" style:font-name-complex="Times New Roman"/>
    </style:style>
    <style:style style:name="T10" style:family="text">
      <style:text-properties style:font-name="Liberation Serif" fo:font-style="normal" fo:font-weight="normal" style:font-style-asian="normal" style:font-weight-asian="normal"/>
    </style:style>
    <style:style style:name="T11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2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S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auteur_signalement }}</text:text-input></text:span></text:span></text:p>
      <text:p text:style-name="P5"/>
      <text:p text:style-name="P5">Rapportons les constatations suivantes :</text:p>
      <text:p text:style-name="P5"/>
      <text:p text:style-name="Standard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dont le volume est estimé à environ : </text:span></text:span><text:span text:style-name="Police_20_par_20_défaut"><text:span text:style-name="T4"><text:text-input text:description="">{{volume_depot }}</text:text-input></text:span></text:span><text:span text:style-name="Police_20_par_20_défaut"><text:span text:style-name="T4"><text:s/>est présent.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>{% if nature_terrain %}</text:p>
      <text:p text:style-name="P5"><text:soft-page-break/><text:s text:c="4"/>{% if nature_terrain | length &gt; 1 %}</text:p>
      <text:p text:style-name="P5">Ce dépôt se trouve dans les terrains suivants :</text:p>
      <text:p text:style-name="P5">{% for item in nature_terrain -%}</text:p>
      <text:p text:style-name="P5">- {% if item == "inconnu" %}terrain de nature inconnue{% else %}{{ item }}{% endif %}</text:p>
      <text:p text:style-name="P5">{%- endfor %}</text:p>
      <text:p text:style-name="P5">{% else %}{% set item = nature_terrain[0] %}{% if item == "forêt domaniale" %}Ce dépôt se trouve dans une forêt domaniale.</text:p>
      <text:p text:style-name="P5">{% elif item == "terrain privé" %}Ce dépôt se trouve sur un terrain privé.</text:p>
      <text:p text:style-name="P5">{% elif item == "terrain public" %}Ce dépôt se trouve sur un terrain public.</text:p>
      <text:p text:style-name="P5">{% elif item == "inconnu" %}Ce dépôt se trouve sur un terrain de nature inconnue.</text:p>
      <text:p text:style-name="P5">{% endif %}{% endif %}{% endif %}</text:p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Standard"><text:span text:style-name="Police_20_par_20_défaut"><text:span text:style-name="T5">(NB : Pensez à ajouter les photos en annexe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risque_ecoulement %}</text:text-input></text:span></text:span></text:p>
      <text:p text:style-name="P5">Les déchets entreposés entraînent un risque d’écoulement.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numbering="true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><text:soft-page-break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€.</text:span></text:span></text:p>
      <text:p text:style-name="P5">Cela correspond à :</text:p>
      <text:p text:style-name="P9">Indiquer ici les détails du montant indiqué et joindre les justificatifs.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Une estimation du montant du préjudice a été établie.</text:p>
      <text:p text:style-name="P5"/>
      <text:list text:style-name="L2">
        <text:list-item>
          <text:p text:style-name="P10"><text:span text:style-name="Police_20_par_20_défaut"><text:span text:style-name="T4">Nombre de personnes mobilisées 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10"><text:span text:style-name="Police_20_par_20_défaut"><text:span text:style-name="T4">Nombre d’heures mobilisées 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10"><text:span text:style-name="Police_20_par_20_défaut"><text:span text:style-name="T4">Nombre de véhicules mobilisés 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10"><text:span text:style-name="Police_20_par_20_défaut"><text:span text:style-name="T4">Kilométrage parcouru par véhicule 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10"><text:span text:style-name="Police_20_par_20_défaut"><text:span text:style-name="T4">Autres coûts : </text:span></text:span><text:span text:style-name="Police_20_par_20_défaut"><text:span text:style-name="T4"><text:text-input text:description="">{{ prejudice_autres_couts }}</text:text-input></text:span></text:span><text:span text:style-name="Police_20_par_20_défaut"><text:span text:style-name="T4"><text:s/></text:span></text:span><text:span text:style-name="Police_20_par_20_défaut"><text:span text:style-name="T6">€</text:span></text:span></text:p>
        </text:list-item>
      </text:list>
      <text:p text:style-name="P5"/>
      <text:p text:style-name="Standard"><text:span text:style-name="Police_20_par_20_défaut"><text:span text:style-name="T4">Précisions : </text:span></text:span><text:span text:style-name="Police_20_par_20_défaut"><text:span text:style-name="T5">Indiquer des détails si un montant est indiqué dans les autres coûts.</text:span></text:span></text:p>
      <text:p text:style-name="P9"/>
      <text:p text:style-name="P11">En considérant les estimations suivantes :</text:p>
      <text:list text:style-name="L3">
        <text:list-item>
          <text:p text:style-name="P12">Taux horaire par agent : 18,03€/h</text:p>
        </text:list-item>
        <text:list-item>
          <text:p text:style-name="P12">Coût d’usage par véhicule : 1,30€/km</text:p>
        </text:list-item>
      </text:list>
      <text:p text:style-name="P9"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€</text:span></text:span></text:p>
      <text:p text:style-name="P11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</text:span></text:span><text:soft-page-break/><text:span text:style-name="Police_20_par_20_défaut"><text:span text:style-name="T4">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</text:span><text:span text:style-name="T7">rie</text:span><text:span text:style-name="T5">, la sous-préfecture, le procureur de la République, la DDT ».</text:span></text:p>
      <text:p text:style-name="P13"><text:span text:style-name="Police_20_par_20_défaut"><text:span text:style-name="T4"/></text:span></text:p>
      <text:p text:style-name="P14"/>
      <text:p text:style-name="P14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Rapport fait et clos</text:p>
            <text:p text:style-name="Text_20_body"><text:span text:style-name="Police_20_par_20_défaut"><text:span text:style-name="T8">à </text:span></text:span><text:span text:style-name="Police_20_par_20_défaut"><text:span text:style-name="T8"><text:text-input text:description="">{{ commune }}</text:text-input></text:span></text:span><text:span text:style-name="Police_20_par_20_défaut"><text:span text:style-name="T8"><text:s/>le </text:span></text:span><text:span text:style-name="Police_20_par_20_défaut"><text:span text:style-name="T8"><text:text-input text:description="">{{ date_courante }}</text:text-input></text:span></text:span></text:p>
            <text:p text:style-name="Text_20_body"><text:span text:style-name="Police_20_par_20_défaut"><text:span text:style-name="T8">par </text:span></text:span><text:span text:style-name="Police_20_par_20_défaut"><text:span text:style-name="T9">NOM Prénom</text:span></text:span></text:p>
            <text:p text:style-name="P16"/>
            <text:p text:style-name="Text_20_body"><text:span text:style-name="Police_20_par_20_défaut"><text:span text:style-name="T9">SIGNATURE / TAMPON</text:span></text:span></text:p>
            <text:p text:style-name="P17" loext:marker-style-name="T10"><text:span text:style-name="Police_20_par_20_défaut"><text:span text:style-name="T11">Attention ce </text:span></text:span><text:span text:style-name="T12">rapport ne peut être signé que par un élu ou un agent habilité pour réaliser des constatations.</text:span></text:p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meta:creation-date>2019-11-21T10:18:00Z</meta:creation-date>
    <dc:date>2025-12-12T18:42:33.767413995</dc:date>
    <meta:editing-cycles>221</meta:editing-cycles>
    <meta:editing-duration>PT1H30M3S</meta:editing-duration>
    <meta:document-statistic meta:table-count="4" meta:image-count="0" meta:object-count="0" meta:page-count="4" meta:paragraph-count="98" meta:word-count="861" meta:character-count="4515" meta:non-whitespace-character-count="3880"/>
    <meta:user-defined meta:name="AppVersion">15.0000</meta:user-defined>
    <meta:template xlink:type="simple" xlink:actuate="onRequest" xlink:title="" xlink:href="Normal.dotm"/>
  </office:meta>
</office:document-meta>
</file>